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Heading_20_3">
      <style:paragraph-properties fo:text-align="start" style:justify-single-word="false"/>
    </style:style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3"/>
    <style:style style:name="P29" style:family="paragraph" style:parent-style-name="Text_20_body" style:list-style-name="L14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5"/>
    <style:style style:name="P32" style:family="paragraph" style:parent-style-name="Standard">
      <style:paragraph-properties fo:text-align="start" style:justify-single-word="false"/>
      <style:text-properties officeooo:rsid="0013173d" officeooo:paragraph-rsid="0013173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Electronics</text:span></text:h>
      <text:list text:style-name="L1">
        <text:list-item>
          <text:p text:style-name="P1">Smartphones</text:p>
        </text:list-item>
        <text:list-item>
          <text:p text:style-name="P1">Laptops</text:p>
        </text:list-item>
        <text:list-item>
          <text:p text:style-name="P1">Tablets</text:p>
        </text:list-item>
        <text:list-item>
          <text:p text:style-name="P1">Gaming Consoles</text:p>
        </text:list-item>
        <text:list-item>
          <text:p text:style-name="P1">Cameras and Photography Equipment</text:p>
        </text:list-item>
        <text:list-item>
          <text:p text:style-name="P2">Audio Devices (Speakers, Headphones, etc.)</text:p>
        </text:list-item>
      </text:list>
      <text:h text:style-name="Heading_20_3" text:outline-level="3"><text:span text:style-name="Strong_20_Emphasis">Jewelry</text:span></text:h>
      <text:list text:style-name="L2">
        <text:list-item>
          <text:p text:style-name="P3">Necklaces</text:p>
        </text:list-item>
        <text:list-item>
          <text:p text:style-name="P3">Rings</text:p>
        </text:list-item>
        <text:list-item>
          <text:p text:style-name="P3">Bracelets</text:p>
        </text:list-item>
        <text:list-item>
          <text:p text:style-name="P3">Earrings</text:p>
        </text:list-item>
        <text:list-item>
          <text:p text:style-name="P4">Watches (Luxury and Vintage)</text:p>
        </text:list-item>
      </text:list>
      <text:h text:style-name="Heading_20_3" text:outline-level="3"><text:span text:style-name="Strong_20_Emphasis">Fashion</text:span></text:h>
      <text:list text:style-name="L3">
        <text:list-item>
          <text:p text:style-name="P5">Designer Handbags</text:p>
        </text:list-item>
        <text:list-item>
          <text:p text:style-name="P5">Luxury Clothing</text:p>
        </text:list-item>
        <text:list-item>
          <text:p text:style-name="P5">Shoes (Sneakers, Boots, etc.)</text:p>
        </text:list-item>
        <text:list-item>
          <text:p text:style-name="P6">Accessories (Belts, Hats, Sunglasses)</text:p>
        </text:list-item>
      </text:list>
      <text:h text:style-name="Heading_20_3" text:outline-level="3"><text:span text:style-name="Strong_20_Emphasis">Vehicles</text:span></text:h>
      <text:list text:style-name="L4">
        <text:list-item>
          <text:p text:style-name="P7">Cars</text:p>
        </text:list-item>
        <text:list-item>
          <text:p text:style-name="P7">Motorcycles</text:p>
        </text:list-item>
        <text:list-item>
          <text:p text:style-name="P7">Boats</text:p>
        </text:list-item>
        <text:list-item>
          <text:p text:style-name="P7">Bicycles</text:p>
        </text:list-item>
        <text:list-item>
          <text:p text:style-name="P8">Classic and Vintage Vehicles</text:p>
        </text:list-item>
      </text:list>
      <text:h text:style-name="Heading_20_3" text:outline-level="3"><text:span text:style-name="Strong_20_Emphasis">Toys and Games</text:span></text:h>
      <text:list text:style-name="L5">
        <text:list-item>
          <text:p text:style-name="P9">Action Figures</text:p>
        </text:list-item>
        <text:list-item>
          <text:p text:style-name="P9">Board Games</text:p>
        </text:list-item>
        <text:list-item>
          <text:p text:style-name="P9">Vintage Toys</text:p>
        </text:list-item>
        <text:list-item>
          <text:p text:style-name="P10">Video Games</text:p>
        </text:list-item>
      </text:list>
      <text:h text:style-name="Heading_20_3" text:outline-level="3"><text:span text:style-name="Strong_20_Emphasis">Music and Instruments</text:span></text:h>
      <text:list text:style-name="L6">
        <text:list-item>
          <text:p text:style-name="P11">Musical Instruments (Guitars, Pianos, etc.)</text:p>
        </text:list-item>
        <text:list-item>
          <text:p text:style-name="P11">Rare Vinyl Records</text:p>
        </text:list-item>
        <text:list-item>
          <text:p text:style-name="P11">DJ Equipment</text:p>
        </text:list-item>
        <text:list-item>
          <text:p text:style-name="P12">Microphones and Studio Gear</text:p>
        </text:list-item>
      </text:list>
      <text:p text:style-name="Standard"/>
      <text:h text:style-name="P13" text:outline-level="3"><text:soft-page-break/><text:span text:style-name="Strong_20_Emphasis"/></text:h>
      <text:h text:style-name="P13" text:outline-level="3"><text:span text:style-name="Strong_20_Emphasis">--------------------------------------------------------------------------------------------------------</text:span></text:h>
      <text:h text:style-name="P13" text:outline-level="3"><text:span text:style-name="Strong_20_Emphasis"/></text:h>
      <text:h text:style-name="P13" text:outline-level="3"><text:span text:style-name="Strong_20_Emphasis">User Experience Enhancements</text:span></text:h>
      <text:list text:style-name="L7">
        <text:list-item>
          <text:p text:style-name="P14"><text:span text:style-name="Strong_20_Emphasis">Live Bidding Timer:</text:span> Show a countdown timer for each auction.</text:p>
        </text:list-item>
        <text:list-item>
          <text:p text:style-name="P14"><text:span text:style-name="Strong_20_Emphasis">Bid History:</text:span> Display a list of all previous bids for transparency.</text:p>
        </text:list-item>
        <text:list-item>
          <text:p text:style-name="P14"><text:span text:style-name="Strong_20_Emphasis">Auto-Bidding System:</text:span> Allow users to set a maximum bid and automatically increase their bid up to that amount.</text:p>
        </text:list-item>
        <text:list-item>
          <text:p text:style-name="P14"><text:span text:style-name="Strong_20_Emphasis">Wishlist/Watchlist:</text:span> Let users bookmark items they are interested in.</text:p>
        </text:list-item>
        <text:list-item>
          <text:p text:style-name="P14"><text:span text:style-name="Strong_20_Emphasis">Real-Time Notifications:</text:span> Notify users when they are outbid or when their watched items are about to end.</text:p>
        </text:list-item>
        <text:list-item>
          <text:p text:style-name="P15"><text:span text:style-name="Strong_20_Emphasis">Advanced Search &amp; Filters:</text:span> Include category, price range, condition (new/used), origin, and shipping options.</text:p>
        </text:list-item>
      </text:list>
      <text:h text:style-name="P13" text:outline-level="3"><text:span text:style-name="Strong_20_Emphasis"/></text:h>
      <text:h text:style-name="P13" text:outline-level="3"><text:span text:style-name="Strong_20_Emphasis">Seller Features</text:span></text:h>
      <text:list text:style-name="L8">
        <text:list-item>
          <text:p text:style-name="P16"><text:span text:style-name="Strong_20_Emphasis">Seller Profiles:</text:span> Allow sellers to have profiles showcasing their rating, reviews, and past listings.</text:p>
        </text:list-item>
        <text:list-item>
          <text:p text:style-name="P16"><text:span text:style-name="Strong_20_Emphasis">Item Verification:</text:span> Add a badge for verified sellers or items (e.g., authenticity check for luxury goods).</text:p>
        </text:list-item>
        <text:list-item>
          <text:p text:style-name="P16"><text:span text:style-name="Strong_20_Emphasis">Sell Your Item Wizard:</text:span> Guide sellers through the process of uploading items with clear steps and tips.</text:p>
        </text:list-item>
        <text:list-item>
          <text:p text:style-name="P17"><text:span text:style-name="Strong_20_Emphasis">Dynamic Pricing Suggestions:</text:span> Suggest starting prices based on market trends.</text:p>
        </text:list-item>
      </text:list>
      <text:h text:style-name="P13" text:outline-level="3"><text:span text:style-name="Strong_20_Emphasis">Gamification</text:span></text:h>
      <text:list text:style-name="L9">
        <text:list-item>
          <text:p text:style-name="P18"><text:span text:style-name="Strong_20_Emphasis">Badges and Rewards:</text:span> Award badges for frequent bidders, top sellers, or long-term users.</text:p>
        </text:list-item>
        <text:list-item>
          <text:p text:style-name="P18"><text:span text:style-name="Strong_20_Emphasis">Leaderboards:</text:span> Showcase top buyers, sellers, or most-bid-on items.</text:p>
        </text:list-item>
        <text:list-item>
          <text:p text:style-name="P19"><text:span text:style-name="Strong_20_Emphasis">Daily Deals or Flash Auctions:</text:span> Highlight limited-time offers to drive urgency.</text:p>
        </text:list-item>
      </text:list>
      <text:h text:style-name="P13" text:outline-level="3"><text:span text:style-name="Strong_20_Emphasis">Social Features</text:span></text:h>
      <text:list text:style-name="L10">
        <text:list-item>
          <text:p text:style-name="P20"><text:span text:style-name="Strong_20_Emphasis">Social Sharing:</text:span> Allow users to share items or auctions on social media platforms.</text:p>
        </text:list-item>
        <text:list-item>
          <text:p text:style-name="P20"><text:span text:style-name="Strong_20_Emphasis">Refer-a-Friend Program:</text:span> Reward users for bringing in new members.</text:p>
        </text:list-item>
        <text:list-item>
          <text:p text:style-name="P21"><text:span text:style-name="Strong_20_Emphasis">Community Forums or Q&amp;A:</text:span> Let users discuss items, share tips, or ask sellers questions</text:p>
        </text:list-item>
      </text:list>
      <text:h text:style-name="P13" text:outline-level="3"><text:soft-page-break/><text:span text:style-name="Strong_20_Emphasis"/></text:h>
      <text:h text:style-name="P13" text:outline-level="3"><text:span text:style-name="Strong_20_Emphasis"/></text:h>
      <text:h text:style-name="P13" text:outline-level="3"><text:span text:style-name="Strong_20_Emphasis">Analytics and Insights</text:span></text:h>
      <text:list text:style-name="L11">
        <text:list-item>
          <text:p text:style-name="P22"><text:span text:style-name="Strong_20_Emphasis">Personalized Recommendations:</text:span> Suggest items based on user preferences and past activity.</text:p>
        </text:list-item>
        <text:list-item>
          <text:p text:style-name="P22"><text:span text:style-name="Strong_20_Emphasis">Market Trends Dashboard:</text:span> Show users insights into popular categories, trending items, and average prices.</text:p>
        </text:list-item>
        <text:list-item>
          <text:p text:style-name="P23"><text:span text:style-name="Strong_20_Emphasis">Bid Analytics:</text:span> Show users how competitive their bids are in real-time.</text:p>
        </text:list-item>
      </text:list>
      <text:p text:style-name="P24"/>
      <text:p text:style-name="P24"/>
      <text:p text:style-name="P24"/>
      <text:p text:style-name="P24"/>
      <text:h text:style-name="P13" text:outline-level="3"><text:span text:style-name="Strong_20_Emphasis">Shipping and Logistics</text:span></text:h>
      <text:list text:style-name="L12">
        <text:list-item>
          <text:p text:style-name="P25"><text:span text:style-name="Strong_20_Emphasis">Integrated Shipping Calculator:</text:span> Estimate shipping costs based on the buyer's location.</text:p>
        </text:list-item>
        <text:list-item>
          <text:p text:style-name="P25"><text:span text:style-name="Strong_20_Emphasis">Multiple Shipping Options:</text:span> Allow sellers to offer different shipping methods.</text:p>
        </text:list-item>
        <text:list-item>
          <text:p text:style-name="P25"><text:span text:style-name="Strong_20_Emphasis">Global Auctions:</text:span> Enable international bidding with currency conversion and global shipping options.</text:p>
        </text:list-item>
        <text:list-item>
          <text:p text:style-name="P26"><text:span text:style-name="Strong_20_Emphasis">Track Your Item:</text:span> Provide shipment tracking for purchased items.</text:p>
        </text:list-item>
      </text:list>
      <text:h text:style-name="P13" text:outline-level="3"><text:span text:style-name="Strong_20_Emphasis">AI-Powered Features</text:span></text:h>
      <text:list text:style-name="L13">
        <text:list-item>
          <text:p text:style-name="P27"><text:span text:style-name="Strong_20_Emphasis">Image Recognition:</text:span> Suggest categories or descriptions based on uploaded images.</text:p>
        </text:list-item>
        <text:list-item>
          <text:p text:style-name="P27"><text:span text:style-name="Strong_20_Emphasis">Price Predictions:</text:span> Use AI to predict the final price of an item.</text:p>
        </text:list-item>
        <text:list-item>
          <text:p text:style-name="P27"><text:span text:style-name="Strong_20_Emphasis">Virtual Try-On:</text:span> Let users see how items like jewelry or clothes might look using AR.</text:p>
        </text:list-item>
        <text:list-item>
          <text:p text:style-name="P28"><text:span text:style-name="Strong_20_Emphasis">Voice Search:</text:span> Allow users to search for items using voice command</text:p>
        </text:list-item>
      </text:list>
      <text:h text:style-name="P13" text:outline-level="3"><text:span text:style-name="Strong_20_Emphasis">Eco-Friendly Features</text:span></text:h>
      <text:list text:style-name="L14">
        <text:list-item>
          <text:p text:style-name="P29"><text:span text:style-name="Strong_20_Emphasis">Green Auctions:</text:span> Highlight sustainable or eco-friendly items.</text:p>
        </text:list-item>
      </text:list>
      <text:h text:style-name="P13" text:outline-level="3"><text:span text:style-name="Strong_20_Emphasis">Miscellaneous Features</text:span></text:h>
      <text:list text:style-name="L15">
        <text:list-item>
          <text:p text:style-name="P30"><text:span text:style-name="Strong_20_Emphasis">Auction Event Calendar:</text:span> Highlight upcoming auctions or special events.</text:p>
        </text:list-item>
        <text:list-item>
          <text:p text:style-name="P30"><text:span text:style-name="Strong_20_Emphasis">Multi-Language Support:</text:span> Allow users from different countries to participate in their preferred language.</text:p>
        </text:list-item>
        <text:list-item>
          <text:p text:style-name="P30"><text:span text:style-name="Strong_20_Emphasis">Charity Auctions:</text:span> Dedicate a section for charity-related items where proceeds go to causes.</text:p>
        </text:list-item>
        <text:list-item>
          <text:p text:style-name="P31"><text:span text:style-name="Strong_20_Emphasis">Video Previews:</text:span> Allow sellers to upload short videos of their items for a better view</text:p>
        </text:list-item>
      </text:list>
      <text:p text:style-name="P24">---------------------------------------------------------------------------------------------------------------------</text:p>
      <text:p text:style-name="P32">Name:</text:p>
      <text:p text:style-name="P32">bidzone </text:p>
      <text:p text:style-name="P32">BidNation</text:p>
      <text:p text:style-name="P32">BidCha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1:45:22.616862623</meta:creation-date>
    <dc:date>2025-01-18T12:36:31.182408267</dc:date>
    <meta:editing-duration>PT18M40S</meta:editing-duration>
    <meta:editing-cycles>2</meta:editing-cycles>
    <meta:generator>LibreOffice/24.8.4.2$Linux_X86_64 LibreOffice_project/480$Build-2</meta:generator>
    <meta:document-statistic meta:table-count="0" meta:image-count="0" meta:object-count="0" meta:page-count="3" meta:paragraph-count="81" meta:word-count="547" meta:character-count="3682" meta:non-whitespace-character-count="3275"/>
  </office:meta>
</office:document-meta>
</file>